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al Link SDI Video Generator Module<text:tab/><text:tab/><text:tab/><text:tab/>Preliminary Product Overview</text:p>
      <text:p text:style-name="P2">PT8613</text:p>
      <text:p text:style-name="P2"/>
      <text:p text:style-name="Standard">The PT8613 is a test signal generator module for the PT5300 Sync – and Testsignal Generator Mainframe. It provides two independent multisystem generators each capable of providing configurable video interface systems as HD Dual Link, HD Single Link, and SD. The generated video components can be RGB 4:4:4, YCbCr 4:4:4, or YCbCr 4:2:2, and color resolution can be configured to 12-bits or 10-bits. Each generator is independently timeable in the interval +/- 0.5 relative to the mainframe genlock timereference, to account for cable length and buffers in the signal path.</text:p>
      <text:p text:style-name="Standard"/>
      <text:p text:style-name="Standard">16 channels of audio test signals can be embedded into the video signal and the audio signal level can be selected. Tones are avaliable to check the reference level, and clicks can be generated to check the syncronization to the video. In Dual Link operation the audio is embedded in link A.</text:p>
      <text:p text:style-name="Standard"/>
      <text:p text:style-name="Standard">The generators can provide a variety of testpatterns including dynamic patterns syncronized with the embedded audio for checking of video/audio syncronization (Lipsync). For source identification, a text label of up to 3 x 16 characters can be inserted in the active video. Furthermore, motion on the text field can enabled to check that the signal is alive, and no frames are lost.</text:p>
      <text:p text:style-name="Standard"/>
      <text:p text:style-name="P2">Video Systems:</text:p>
      <text:p text:style-name="Standard">Any combination of the systems and interface below can be selected for the two generators independently.</text:p>
      <text:p text:style-name="Standard">HD<text:tab/><text:tab/> <text:tab/>1080p/23.98, 24, 25, 29.97, 30.</text:p>
      <text:p text:style-name="Standard"><text:tab/><text:tab/><text:tab/>1080i/25, 29.97, 30.</text:p>
      <text:p text:style-name="Standard"><text:tab/><text:tab/><text:tab/>720p/23.98, 24, 25, 29.97, 30, 50, 59.94, 60.</text:p>
      <text:p text:style-name="Standard">SD<text:tab/><text:tab/><text:tab/>576i/25 (625) and 487i/29.97 (525).</text:p>
      <text:p text:style-name="Standard"/>
      <text:p text:style-name="P2">Video Interface:</text:p>
      <text:p text:style-name="Standard">HD Dual Link <text:tab/>RGB 4:4:4 12-bit, RGB 4:4:4 10-bit, YCbCr 4:4:4 12-bit,</text:p>
      <text:p text:style-name="Standard"><text:tab/><text:tab/><text:tab/>YCbCr 4:4:4 10-bit, YCbCr 4:2:2 12-bit.</text:p>
      <text:p text:style-name="Standard">HD<text:tab/><text:tab/><text:tab/>YCbCr 4:2:2 10-bit.</text:p>
      <text:p text:style-name="Standard">SD<text:tab/><text:tab/><text:tab/>YCbCr 4:2:2 10-bit.</text:p>
      <text:p text:style-name="Standard"/>
      <text:p text:style-name="P2">Video Test Patterns:</text:p>
      <text:p text:style-name="Standard">Black:<text:tab/><text:tab/><text:tab/>Full field black.</text:p>
      <text:p text:style-name="Standard">Colorbars:<text:tab/><text:tab/>100%, 75%, and 75% with 100% white.</text:p>
      <text:p text:style-name="Standard">White:<text:tab/><text:tab/><text:tab/>Full field from -5% to 105% in 5% increments.</text:p>
      <text:p text:style-name="Standard">White Window:<text:tab/>Partial field from -5% to 105% in 5% increments.</text:p>
      <text:p text:style-name="Standard">Crosshatch:<text:tab/><text:tab/>16 x 9 squares for geometry test.</text:p>
      <text:p text:style-name="Standard">Pluge Signal:<text:tab/><text:tab/>-2%, 0, 2%, 16% (110mV), 29% (200mV), and 64% (450mV).</text:p>
      <text:p text:style-name="Standard">SDI Checkfield:<text:tab/>Pathological patterns for PLL, and cable equalizer test.</text:p>
      <text:p text:style-name="Standard">Clapperboard:<text:tab/><text:tab/>Moving pattern for lipsync test.</text:p>
      <text:p text:style-name="Standard">White Ramp:<text:tab/><text:tab/>From 0% to 100%, including 0% and 100% bars.</text:p>
      <text:p text:style-name="Standard">Combination:<text:tab/><text:tab/>Containing selectable colorbar, white ramp, lipsync, and 75% red.</text:p>
      <text:p text:style-name="Standard"/>
      <text:p text:style-name="Standard">In Single Link operation Link B is black video.</text:p>
      <text:p text:style-name="Standard"/>
      <text:p text:style-name="Standard"/>
      <text:p text:style-name="Standard"/>
      <text:p text:style-name="P2"/>
      <text:p text:style-name="P3">Text insertion:</text:p>
      <text:p text:style-name="P2"><text:span text:style-name="T1">Text can be inserted on top of all test patterns. Up to 3 lines of 16 characters each can be entered. The font size can be changed as well as the font color and background. The text field can be fixed positioned or slide horizontally, vertical, or both.</text:span></text:p>
      <text:p text:style-name="P4"/>
      <text:p text:style-name="P2">Embedded Audio:</text:p>
      <text:p text:style-name="P4">16 channels of audio can be embedded into one video stream. In Dual Link operation the audio is embedded in link A.</text:p>
      <text:p text:style-name="P4">Audio Signals:<text:tab/>Silence, Sine, Click.</text:p>
      <text:p text:style-name="P4">Audio Level:<text:tab/><text:tab/>0dBFS, -6dBFS, -12dBFS, -18dBFS, -24dBFS.</text:p>
      <text:p text:style-name="P4">Lipsync Timing:<text:tab/>+/- 500ms relative to video.</text:p>
      <text:p text:style-name="Standard"/>
      <text:p text:style-name="P2">Video Timing:</text:p>
      <text:p text:style-name="P4">Each of the two generators can be individually timed relative to the mainframe genlock is steps of 6.7ns.</text:p>
      <text:p text:style-name="P4"/>
      <text:p text:style-name="P2">Interface Specifications:</text:p>
      <text:p text:style-name="P4">Connectors:<text:tab/><text:tab/>4 BNC, 75ohm</text:p>
      <text:p text:style-name="P4">Output resistance:<text:tab/>75ohm, +/- 1%.</text:p>
      <text:p text:style-name="P4">Return Loss:<text:tab/><text:tab/>&gt;15dB, up to 1.5GHz.</text:p>
      <text:p text:style-name="P4">Amplitude:<text:tab/><text:tab/>800mVpp +/- 10%.</text:p>
      <text:p text:style-name="P4"/>
      <text:p text:style-name="P4"/>
      <text:p text:style-name="P4"/>
      <text:p text:style-name="Standard"/>
      <text:p text:style-name="Standard"><text:tab/></text:p>
      <text:p text:style-name="Standard"><text:tab/></text:p>
      <text:p text:style-name="Standard"/>
      <text:p text:style-name="Standard"><text:s/></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Thomas Holm Hansen</meta:initial-creator>
    <meta:creation-date>2006-08-18T10:42:40</meta:creation-date>
    <dc:creator>Thomas Holm Hansen</dc:creator>
    <dc:date>2006-08-18T16:18:29</dc:date>
    <dc:language>da-DK</dc:language>
    <meta:editing-cycles>11</meta:editing-cycles>
    <meta:editing-duration>PT4H35M3S</meta:editing-duration>
    <meta:user-defined meta:name="Info 1"/>
    <meta:user-defined meta:name="Info 2"/>
    <meta:user-defined meta:name="Info 3"/>
    <meta:user-defined meta:name="Info 4"/>
    <meta:document-statistic meta:table-count="0" meta:image-count="0" meta:object-count="0" meta:page-count="2" meta:paragraph-count="45" meta:word-count="529" meta:character-count="3184"/>
  </office:meta>
</office:document-meta>
</file>